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A000000569774AC20246EE7A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Tahoma1" svg:font-family="Tahoma"/>
    <style:font-face style:name="arial" svg:font-family="arial, sans-serif"/>
    <style:font-face style:name="Lucida Console" svg:font-family="'Lucida Consol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04c34" style:font-name-complex="Arial"/>
    </style:style>
    <style:style style:name="P2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04c34" style:font-size-asian="16pt" style:font-weight-asian="bold" style:font-name-complex="Arial" style:font-size-complex="16pt"/>
    </style:style>
    <style:style style:name="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04c34" style:font-size-asian="10pt" style:font-weight-asian="bold" style:font-name-complex="Arial"/>
    </style:style>
    <style:style style:name="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04c34"/>
    </style:style>
    <style:style style:name="P5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04c34" style:font-size-asian="10pt" style:font-weight-asian="bold" style:font-name-complex="Arial"/>
    </style:style>
    <style:style style:name="P6" style:family="paragraph" style:parent-style-name="Standard">
      <style:text-properties officeooo:paragraph-rsid="00104c34"/>
    </style:style>
    <style:style style:name="P7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23f1d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04c34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04c34" style:font-size-asian="10pt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officeooo:paragraph-rsid="00104c34" style:font-size-asian="10pt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04c34" style:font-size-asian="10pt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04c34" style:font-size-asian="9pt" style:font-style-asian="italic" style:font-weight-asian="bold" style:font-name-complex="Arial"/>
    </style:style>
    <style:style style:name="P13" style:family="paragraph" style:parent-style-name="Standard">
      <style:text-properties officeooo:rsid="00104c34" officeooo:paragraph-rsid="00104c34"/>
    </style:style>
    <style:style style:name="P14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04c34" style:font-size-asian="10pt" style:font-weight-asian="bold" style:font-name-complex="Arial"/>
    </style:style>
    <style:style style:name="P15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/>
    </style:style>
    <style:style style:name="P16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 style:font-weight-complex="bold"/>
    </style:style>
    <style:style style:name="P17" style:family="paragraph" style:parent-style-name="Text_20_body">
      <style:text-properties officeooo:paragraph-rsid="001551d4"/>
    </style:style>
    <style:style style:name="P18" style:family="paragraph" style:parent-style-name="Text_20_body">
      <style:text-properties officeooo:rsid="001b30ed" officeooo:paragraph-rsid="001b30ed"/>
    </style:style>
    <style:style style:name="P19" style:family="paragraph" style:parent-style-name="Text_20_body">
      <style:text-properties officeooo:rsid="001b30ed" officeooo:paragraph-rsid="001cd743"/>
    </style:style>
    <style:style style:name="P20" style:family="paragraph" style:parent-style-name="Text_20_body">
      <style:text-properties officeooo:rsid="001cd743" officeooo:paragraph-rsid="001cd743"/>
    </style:style>
    <style:style style:name="P21" style:family="paragraph" style:parent-style-name="Standard">
      <style:paragraph-properties fo:text-align="justify" style:justify-single-word="false"/>
      <style:text-properties officeooo:rsid="0021136f" officeooo:paragraph-rsid="0021136f"/>
    </style:style>
    <style:style style:name="P22" style:family="paragraph" style:parent-style-name="Text_20_body">
      <style:paragraph-properties fo:text-align="justify" style:justify-single-word="false"/>
      <style:text-properties officeooo:rsid="001872fb" officeooo:paragraph-rsid="001872fb"/>
    </style:style>
    <style:style style:name="P23" style:family="paragraph" style:parent-style-name="Text_20_body" style:list-style-name="L1">
      <style:paragraph-properties fo:text-align="justify" style:justify-single-word="false"/>
      <style:text-properties officeooo:rsid="001872fb" officeooo:paragraph-rsid="001872fb"/>
    </style:style>
    <style:style style:name="P24" style:family="paragraph" style:parent-style-name="Text_20_body" style:list-style-name="L1">
      <style:paragraph-properties fo:text-align="justify" style:justify-single-word="false"/>
      <style:text-properties officeooo:rsid="001af328" officeooo:paragraph-rsid="001af328"/>
    </style:style>
    <style:style style:name="P25" style:family="paragraph" style:parent-style-name="Text_20_body">
      <style:text-properties officeooo:rsid="0026ea15" officeooo:paragraph-rsid="0026ea15"/>
    </style:style>
    <style:style style:name="P26" style:family="paragraph" style:parent-style-name="Text_20_body">
      <style:paragraph-properties fo:text-align="justify" style:justify-single-word="false"/>
      <style:text-properties officeooo:rsid="0017041c" officeooo:paragraph-rsid="0017041c"/>
    </style:style>
    <style:style style:name="P27" style:family="paragraph" style:parent-style-name="Text_20_body">
      <style:paragraph-properties fo:text-align="justify" style:justify-single-word="false"/>
      <style:text-properties officeooo:rsid="0017041c" officeooo:paragraph-rsid="00181c75"/>
    </style:style>
    <style:style style:name="P28" style:family="paragraph" style:parent-style-name="Text_20_body">
      <style:paragraph-properties fo:text-align="justify" style:justify-single-word="false"/>
      <style:text-properties officeooo:rsid="00181c75" officeooo:paragraph-rsid="00181c75"/>
    </style:style>
    <style:style style:name="P29" style:family="paragraph" style:parent-style-name="Text_20_body">
      <style:paragraph-properties fo:text-align="justify" style:justify-single-word="false"/>
      <style:text-properties officeooo:rsid="00249d1d" officeooo:paragraph-rsid="00249d1d"/>
    </style:style>
    <style:style style:name="P30" style:family="paragraph" style:parent-style-name="Text_20_body">
      <style:paragraph-properties fo:text-align="justify" style:justify-single-word="false"/>
      <style:text-properties officeooo:rsid="0024a831" officeooo:paragraph-rsid="0024a831"/>
    </style:style>
    <style:style style:name="P31" style:family="paragraph" style:parent-style-name="Text_20_body">
      <style:paragraph-properties fo:text-align="justify" style:justify-single-word="false"/>
      <style:text-properties officeooo:rsid="001cd743" officeooo:paragraph-rsid="001cd743"/>
    </style:style>
    <style:style style:name="P32" style:family="paragraph" style:parent-style-name="Text_20_body">
      <style:paragraph-properties fo:text-align="justify" style:justify-single-word="false"/>
      <style:text-properties officeooo:rsid="00283167" officeooo:paragraph-rsid="00283167"/>
    </style:style>
    <style:style style:name="P33" style:family="paragraph" style:parent-style-name="Text_20_body">
      <style:paragraph-properties fo:text-align="justify" style:justify-single-word="false"/>
      <style:text-properties officeooo:rsid="002a5580" officeooo:paragraph-rsid="002a5580"/>
    </style:style>
    <style:style style:name="P3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6" style:family="paragraph" style:parent-style-name="Heading_20_1" style:list-style-name=""/>
    <style:style style:name="P37" style:family="paragraph" style:parent-style-name="Heading_20_1">
      <style:paragraph-properties fo:break-before="page"/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Heading_20_3">
      <style:text-properties officeooo:paragraph-rsid="001b1815"/>
    </style:style>
    <style:style style:name="P42" style:family="paragraph" style:parent-style-name="Heading_20_3" style:list-style-name=""/>
    <style:style style:name="P43" style:family="paragraph" style:parent-style-name="Heading_20_3">
      <style:text-properties officeooo:rsid="00103f42" officeooo:paragraph-rsid="001551d4"/>
    </style:style>
    <style:style style:name="P44" style:family="paragraph" style:parent-style-name="Heading_20_3">
      <style:paragraph-properties fo:break-before="page"/>
    </style:style>
    <style:style style:name="T1" style:family="text">
      <style:text-properties officeooo:rsid="002d9eb4"/>
    </style:style>
    <style:style style:name="T2" style:family="text">
      <style:text-properties style:font-name="Arial" fo:font-size="10pt" fo:font-weight="bold" style:font-size-asian="10pt" style:font-weight-asian="bold" style:font-name-complex="Arial"/>
    </style:style>
    <style:style style:name="T3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officeooo:rsid="0032456d"/>
    </style:style>
    <style:style style:name="T6" style:family="text">
      <style:text-properties officeooo:rsid="00123f1d"/>
    </style:style>
    <style:style style:name="T7" style:family="text">
      <style:text-properties officeooo:rsid="006f350f"/>
    </style:style>
    <style:style style:name="T8" style:family="text">
      <style:text-properties officeooo:rsid="006fbb54"/>
    </style:style>
    <style:style style:name="T9" style:family="text">
      <style:text-properties officeooo:rsid="00104c34"/>
    </style:style>
    <style:style style:name="T10" style:family="text">
      <style:text-properties officeooo:rsid="00181c75"/>
    </style:style>
    <style:style style:name="T11" style:family="text">
      <style:text-properties officeooo:rsid="001872fb"/>
    </style:style>
    <style:style style:name="T12" style:family="text">
      <style:text-properties officeooo:rsid="0019d94b"/>
    </style:style>
    <style:style style:name="T13" style:family="text">
      <style:text-properties officeooo:rsid="001b1815"/>
    </style:style>
    <style:style style:name="T14" style:family="text">
      <style:text-properties officeooo:rsid="00254722"/>
    </style:style>
    <style:style style:name="T15" style:family="text">
      <style:text-properties officeooo:rsid="0027f90e"/>
    </style:style>
    <style:style style:name="T16" style:family="text">
      <style:text-properties officeooo:rsid="002831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8">Table des matières</text:p>
          </text:index-title>
          <text:p text:style-name="P39"><text:a xlink:type="simple" xlink:href="#__RefHeading___Toc286_779692865" text:style-name="Index_20_Link" text:visited-style-name="Index_20_Link"><text:s/>1 Introduction<text:tab/>3</text:a></text:p>
          <text:p text:style-name="P39"><text:a xlink:type="simple" xlink:href="#__RefHeading___Toc288_779692865" text:style-name="Index_20_Link" text:visited-style-name="Index_20_Link"><text:s/>2 Organisation<text:tab/>4</text:a></text:p>
          <text:p text:style-name="P40"><text:a xlink:type="simple" xlink:href="#__RefHeading___Toc712_1798319505" text:style-name="Index_20_Link" text:visited-style-name="Index_20_Link"><text:s/>2.1 Outils fournis<text:tab/>4</text:a></text:p>
          <text:p text:style-name="P40"><text:a xlink:type="simple" xlink:href="#__RefHeading___Toc714_1798319505" text:style-name="Index_20_Link" text:visited-style-name="Index_20_Link"><text:s/>2.2 Travail prévus<text:tab/>4</text:a></text:p>
          <text:p text:style-name="P40"><text:a xlink:type="simple" xlink:href="#__RefHeading___Toc716_1798319505" text:style-name="Index_20_Link" text:visited-style-name="Index_20_Link"><text:s/>2.3 Travail effectué<text:tab/>4</text:a></text:p>
          <text:p text:style-name="P35"><text:a xlink:type="simple" xlink:href="#__RefHeading___Toc718_1798319505" text:style-name="Index_20_Link" text:visited-style-name="Index_20_Link"><text:s/>2.3.1 Partie DAO<text:tab/>4</text:a></text:p>
          <text:p text:style-name="P34"><text:a xlink:type="simple" xlink:href="#__RefHeading___Toc720_1798319505" text:style-name="Index_20_Link" text:visited-style-name="Index_20_Link"><text:s/>2.3.1.1 Mise en place de la base de donnée<text:tab/>4</text:a></text:p>
          <text:p text:style-name="P34"><text:a xlink:type="simple" xlink:href="#__RefHeading___Toc296_779692865" text:style-name="Index_20_Link" text:visited-style-name="Index_20_Link"><text:s/>2.3.1.2 Mise en place des tests unitaires<text:tab/>4</text:a></text:p>
          <text:p text:style-name="P34"><text:a xlink:type="simple" xlink:href="#__RefHeading___Toc298_779692865" text:style-name="Index_20_Link" text:visited-style-name="Index_20_Link"><text:s/>2.3.1.3 Développement des fonctions<text:tab/>5</text:a></text:p>
          <text:p text:style-name="P35"><text:a xlink:type="simple" xlink:href="#__RefHeading___Toc722_1798319505" text:style-name="Index_20_Link" text:visited-style-name="Index_20_Link"><text:s/>2.3.2 Partie Métier<text:tab/>6</text:a></text:p>
          <text:p text:style-name="P34"><text:a xlink:type="simple" xlink:href="#__RefHeading___Toc724_1798319505" text:style-name="Index_20_Link" text:visited-style-name="Index_20_Link"><text:s/>2.3.2.1 Fichier config<text:tab/>6</text:a></text:p>
          <text:p text:style-name="P34"><text:a xlink:type="simple" xlink:href="#__RefHeading___Toc304_779692865" text:style-name="Index_20_Link" text:visited-style-name="Index_20_Link"><text:s/>2.3.2.2 Classes Manager<text:tab/>6</text:a></text:p>
          <text:p text:style-name="P34"><text:a xlink:type="simple" xlink:href="#__RefHeading___Toc306_779692865" text:style-name="Index_20_Link" text:visited-style-name="Index_20_Link"><text:s/>2.3.2.3 Classe Controller<text:tab/>6</text:a></text:p>
          <text:p text:style-name="P35"><text:a xlink:type="simple" xlink:href="#__RefHeading___Toc726_1798319505" text:style-name="Index_20_Link" text:visited-style-name="Index_20_Link"><text:s/>2.3.3 Partie présentation<text:tab/>7</text:a></text:p>
          <text:p text:style-name="P34"><text:a xlink:type="simple" xlink:href="#__RefHeading___Toc308_779692865" text:style-name="Index_20_Link" text:visited-style-name="Index_20_Link"><text:s/>2.3.3.1 Les fichiers JSP<text:tab/>7</text:a></text:p>
          <text:p text:style-name="P35"><text:a xlink:type="simple" xlink:href="#__RefHeading___Toc310_779692865" text:style-name="Index_20_Link" text:visited-style-name="Index_20_Link"><text:s/>2.3.4 Clarification du code<text:tab/>7</text:a></text:p>
          <text:p text:style-name="P39"><text:a xlink:type="simple" xlink:href="#__RefHeading___Toc312_779692865" text:style-name="Index_20_Link" text:visited-style-name="Index_20_Link"><text:s/>3 Difficulté rencontrées<text:tab/>8</text:a></text:p>
          <text:p text:style-name="P39"><text:a xlink:type="simple" xlink:href="#__RefHeading___Toc314_779692865" text:style-name="Index_20_Link" text:visited-style-name="Index_20_Link"><text:s/>4 Conclusion<text:tab/>9</text:a></text:p>
        </text:index-body>
      </text:table-of-content>
      <text:p text:style-name="P13"/>
      <text:h text:style-name="P37" text:outline-level="1"><text:bookmark-start text:name="__RefHeading___Toc286_779692865"/>Introduction<text:bookmark-end text:name="__RefHeading___Toc286_779692865"/></text:h>
      <text:p text:style-name="Text_20_body"/>
      <text:h text:style-name="P37" text:outline-level="1"><text:bookmark-start text:name="__RefHeading___Toc288_779692865"/>Organisation<text:bookmark-end text:name="__RefHeading___Toc288_779692865"/></text:h>
      <text:h text:style-name="Heading_20_2" text:outline-level="2"><text:bookmark-start text:name="__RefHeading___Toc712_1798319505"/>Outils fournis<text:bookmark-end text:name="__RefHeading___Toc712_1798319505"/></text:h>
      <text:p text:style-name="P25"/>
      <text:h text:style-name="Heading_20_2" text:outline-level="2"><text:bookmark-start text:name="__RefHeading___Toc714_1798319505"/>Travail prévus<text:bookmark-end text:name="__RefHeading___Toc714_1798319505"/></text:h>
      <text:p text:style-name="P26">Afin d'atteindre l'objectif, le projet à été découpé en <text:span text:style-name="T11">trois</text:span> phases :</text:p>
      <text:p text:style-name="P27">La première phase consistait à mettre en place la partie base de donnée. C'est à dire sa <text:span text:style-name="T10">conception et sa </text:span>création mais aussi l'accès à celle-ci à partir de l'application <text:span text:style-name="T10">grâce à l'utilisation des JavaBeans pour représenter les données et la technologie JDBC pour gèrer la persistence de ces JavaBeans</text:span>. Une fois cette tâche terminé, les tests concernant la partie DAO ont été ecrit afin de pourvoir par la suite écrire le code de l'application et tester ces fonctionnalitées.</text:p>
      <text:p text:style-name="P28"><text:span text:style-name="T11">La second phase du projet</text:span> consistait à mettre en place une couche métier basée sur Spring. Cette couche prend en charge l'authentification, modification et l'accès au données.</text:p>
      <text:p text:style-name="P28"><text:span text:style-name="T11">La dernière</text:span> partie <text:span text:style-name="T11">concerne la </text:span>présentation basée sur les technologie Spring/JSP/Servlet.</text:p>
      <text:h text:style-name="Heading_20_2" text:outline-level="2"><text:bookmark-start text:name="__RefHeading___Toc716_1798319505"/>Travail effectué<text:bookmark-end text:name="__RefHeading___Toc716_1798319505"/></text:h>
      <text:p text:style-name="P22">Comme dit précédemment le projet a été découpé en <text:span text:style-name="T12">trois</text:span> phases : </text:p>
      <text:list xml:id="list796169036100447809" text:style-name="L1">
        <text:list-item>
          <text:p text:style-name="P23">La partie DAO</text:p>
        </text:list-item>
        <text:list-item>
          <text:p text:style-name="P23">La partie Métier</text:p>
        </text:list-item>
        <text:list-item>
          <text:p text:style-name="P24">La partie présentation</text:p>
        </text:list-item>
      </text:list>
      <text:h text:style-name="P41" text:outline-level="3"><text:bookmark-start text:name="__RefHeading___Toc718_1798319505"/>Partie DAO<text:bookmark-end text:name="__RefHeading___Toc718_1798319505"/></text:h>
      <text:h text:style-name="Heading_20_4" text:outline-level="4"><text:bookmark-start text:name="__RefHeading___Toc720_1798319505"/>Mise en place de la base de donnée<text:bookmark-end text:name="__RefHeading___Toc720_1798319505"/></text:h>
      <text:p text:style-name="P29">Avant de commencer le développement, la création et la conception de la base de donnée a été mise en place. Cela permet de pouvoir effectuer ce qui suivra, c'est-à-dire les tests unitaires et le fonctionnement de l'application.</text:p>
      <text:h text:style-name="Heading_20_4" text:outline-level="4"><text:bookmark-start text:name="__RefHeading___Toc296_779692865"/>Mise en place des tests<text:bookmark-end text:name="__RefHeading___Toc296_779692865"/></text:h>
      <text:p text:style-name="P29">Une fois la base de donnée terminée, l'interface des méthodes de la partie DAO à été implentée. Ce qui a permis pour la suite d'écrire avant toute implentation des fonctions, la parties des tests unitaires. Ces tests auront but de tester l'ajout, la rechercher et la suppression d'élement.</text:p>
      <text:p text:style-name="P29">Avant chaque tests des personnes et des groupes sont insérés dans la base de donnée. Par la suite un des test est éffectué. A la fin de celui-ci, la base de donnée est vidée. Cette méthode permet des tester correctement chaque test indépandament.</text:p>
      <text:p text:style-name="P33">Les tests d'intégration ont été réalisé tout au long du projet, à chaque développement de fonctionnalité afin de vérifier le bon déroulement de l'application.</text:p>
      <text:h text:style-name="Heading_20_4" text:outline-level="4"><text:bookmark-start text:name="__RefHeading___Toc298_779692865"/><text:soft-page-break/>Développement des fonctions<text:bookmark-end text:name="__RefHeading___Toc298_779692865"/></text:h>
      <text:p text:style-name="P30">Une fois la partie des tests unitaires terminés et opérationnel, les fonctions d'insertions, recherches et suppression <text:span text:style-name="T14">se trouvant dans les interfaces</text:span> ont été implementé.</text:p>
      <text:h text:style-name="P44" text:outline-level="3"><text:bookmark-start text:name="__RefHeading___Toc722_1798319505"/><text:span text:style-name="T13">P</text:span>artie Métier<text:bookmark-end text:name="__RefHeading___Toc722_1798319505"/></text:h>
      <text:h text:style-name="Heading_20_4" text:outline-level="4"><text:bookmark-start text:name="__RefHeading___Toc724_1798319505"/>Fichier config<text:span text:style-name="T15">uration</text:span><text:bookmark-end text:name="__RefHeading___Toc724_1798319505"/></text:h>
      <text:h text:style-name="Heading_20_4" text:outline-level="4"><text:bookmark-start text:name="__RefHeading___Toc304_779692865"/>Classes Manager<text:bookmark-end text:name="__RefHeading___Toc304_779692865"/></text:h>
      <text:h text:style-name="Heading_20_4" text:outline-level="4"><text:bookmark-start text:name="__RefHeading___Toc306_779692865"/>Classe Controller<text:bookmark-end text:name="__RefHeading___Toc306_779692865"/></text:h>
      <text:h text:style-name="P42" text:outline-level="3"/>
      <text:h text:style-name="P44" text:outline-level="3"><text:bookmark-start text:name="__RefHeading___Toc726_1798319505"/><text:span text:style-name="T13">P</text:span>artie présentation<text:bookmark-end text:name="__RefHeading___Toc726_1798319505"/></text:h>
      <text:h text:style-name="Heading_20_4" text:outline-level="4"><text:bookmark-start text:name="__RefHeading___Toc308_779692865"/>Les fichiers JSP<text:bookmark-end text:name="__RefHeading___Toc308_779692865"/></text:h>
      <text:p text:style-name="P31">Les fichiers JSP permettent <text:span text:style-name="T16">de construire et</text:span> d'afficher les resultats que l'utilisateur demande à l'aide de requête pour récupérer les données. </text:p>
      <text:p text:style-name="P32">Pour cette partie les balises de contrôles de la JSTL (boucles, tests et affichage) ont été utilisé dans la mesure du possible.</text:p>
      <text:p text:style-name="P31">Afin de rendre les pages JSP plus agréable à regarder pour l'utilisateur, ces dernières sont harmonisées à l'aide de CSS avec le framework Boostrap.</text:p>
      <text:p text:style-name="P17"/>
      <text:h text:style-name="P43" text:outline-level="3"><text:bookmark-start text:name="__RefHeading___Toc310_779692865"/>Clarification du code<text:bookmark-end text:name="__RefHeading___Toc310_779692865"/></text:h>
      <text:p text:style-name="P21">Dans le but d'une évolution futur et pour la compréhension du code pour les membres du groupe, tout au long du projet le code a été clarifier pour une meilleur lisibilité</text:p>
      <text:h text:style-name="P36" text:outline-level="1"/>
      <text:h text:style-name="P37" text:outline-level="1"><text:bookmark-start text:name="__RefHeading___Toc312_779692865"/>Difficulté rencontrées<text:bookmark-end text:name="__RefHeading___Toc312_779692865"/></text:h>
      <text:p text:style-name="P18">Dans la première partie aucune difficultée particulière on été rencontrée.</text:p>
      <text:p text:style-name="P18">Dans la second, la mise en place de la couche métier a pris un peu de temps avant de démarer à un rythme convenable. Cela est du à une incompréhension sur le fonctionnement précis de la communication entre les pages JSP et la couche DAO.</text:p>
      <text:h text:style-name="P37" text:outline-level="1"><text:bookmark-start text:name="__RefHeading___Toc314_779692865"/>Conclusion<text:bookmark-end text:name="__RefHeading___Toc314_779692865"/></text:h>
      <text:p text:style-name="P20">Ce projet à permis d'applicaquer les connaissances acquise lors des scéances de JEE sur toutes ses phases, de la partie DAO aux pages JSP (avec la JSTL) en passant par la couche métier.</text:p>
      <text:p text:style-name="P19">Finalement, l'application est opérationnelle, la liste des personnes et des groupes sont affichiés ainsi que la liste des personnes inscrit dans un group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Tahoma1" svg:font-family="Tahoma"/>
    <style:font-face style:name="arial" svg:font-family="arial, sans-serif"/>
    <style:font-face style:name="Lucida Console" svg:font-family="'Lucida Consol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3" style:family="table">
      <style:table-properties style:width="18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2.002cm"/>
    </style:style>
    <style:style style:name="Tableau3.C" style:family="table-column">
      <style:table-column-properties style:column-width="3.018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" style:family="table">
      <style:table-properties style:width="18.02cm" table:align="left" style:writing-mode="lr-tb"/>
    </style:style>
    <style:style style:name="Tableau5.A" style:family="table-column">
      <style:table-column-properties style:column-width="3cm"/>
    </style:style>
    <style:style style:name="Tableau5.B" style:family="table-column">
      <style:table-column-properties style:column-width="12.002cm"/>
    </style:style>
    <style:style style:name="Tableau5.C" style:family="table-column">
      <style:table-column-properties style:column-width="3.018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6" style:family="table">
      <style:table-properties style:width="18.02cm" table:align="left" style:writing-mode="lr-tb"/>
    </style:style>
    <style:style style:name="Tableau6.A" style:family="table-column">
      <style:table-column-properties style:column-width="3.251cm"/>
    </style:style>
    <style:style style:name="Tableau6.B" style:family="table-column">
      <style:table-column-properties style:column-width="5.75cm"/>
    </style:style>
    <style:style style:name="Tableau6.C" style:family="table-column">
      <style:table-column-properties style:column-width="6.011cm"/>
    </style:style>
    <style:style style:name="Tableau6.D" style:family="table-column">
      <style:table-column-properties style:column-width="3.007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3" style:family="table-row">
      <style:table-row-properties style:min-row-height="0.226cm" fo:keep-together="always"/>
    </style:style>
    <style:style style:name="Tableau6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5" style:family="table-row">
      <style:table-row-properties style:min-row-height="0.503cm" fo:keep-together="always"/>
    </style:style>
    <style:style style:name="M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04c34" style:font-name-complex="Arial"/>
    </style:style>
    <style:style style:name="MP2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04c34" style:font-size-asian="10pt" style:font-weight-asian="bold" style:font-name-complex="Arial"/>
    </style:style>
    <style:style style:name="M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04c34" style:font-size-asian="16pt" style:font-weight-asian="bold" style:font-name-complex="Arial" style:font-size-complex="16pt"/>
    </style:style>
    <style:style style:name="M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04c34" style:font-size-asian="10pt" style:font-weight-asian="bold" style:font-name-complex="Arial"/>
    </style:style>
    <style:style style:name="MP5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04c34"/>
    </style:style>
    <style:style style:name="MP6" style:family="paragraph" style:parent-style-name="Standard">
      <style:text-properties officeooo:paragraph-rsid="00104c34"/>
    </style:style>
    <style:style style:name="MP7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23f1d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P8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04c34" style:font-size-asian="10pt" style:font-weight-asian="bold" style:font-name-complex="Arial"/>
    </style:style>
    <style:style style:name="MP9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/>
    </style:style>
    <style:style style:name="MP10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 style:font-weight-complex="bold"/>
    </style:style>
    <style:style style:name="MP11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04c34" style:font-size-asian="10pt" style:font-name-complex="Arial"/>
    </style:style>
    <style:style style:name="MP12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04c34" style:font-size-asian="9pt" style:font-style-asian="italic" style:font-weight-asian="bold" style:font-name-complex="Arial"/>
    </style:style>
    <style:style style:name="MP13" style:family="paragraph" style:parent-style-name="Standard">
      <style:paragraph-properties fo:text-align="center" style:justify-single-word="false"/>
      <style:text-properties style:font-name="Arial" fo:font-size="10pt" officeooo:paragraph-rsid="00104c34" style:font-size-asian="10pt" style:font-name-complex="Arial"/>
    </style:style>
    <style:style style:name="MP14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04c34" style:font-size-asian="10pt" style:font-name-complex="Arial"/>
    </style:style>
    <style:style style:name="MP15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04c34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T1" style:family="text">
      <style:text-properties officeooo:rsid="002d9eb4"/>
    </style:style>
    <style:style style:name="MT2" style:family="text">
      <style:text-properties style:font-name="Arial" fo:font-size="10pt" fo:font-weight="bold" style:font-size-asian="10pt" style:font-weight-asian="bold" style:font-name-complex="Arial"/>
    </style:style>
    <style:style style:name="MT3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MT4" style:family="text">
      <style:text-properties style:font-name="Arial" fo:font-weight="bold" style:font-weight-asian="bold" style:font-name-complex="Arial"/>
    </style:style>
    <style:style style:name="MT5" style:family="text">
      <style:text-properties officeooo:rsid="0032456d"/>
    </style:style>
    <style:style style:name="MT6" style:family="text">
      <style:text-properties officeooo:rsid="00123f1d"/>
    </style:style>
    <style:style style:name="MT7" style:family="text">
      <style:text-properties officeooo:rsid="006f350f"/>
    </style:style>
    <style:style style:name="MT8" style:family="text">
      <style:text-properties officeooo:rsid="006fbb54"/>
    </style:style>
    <style:style style:name="MT9" style:family="text">
      <style:text-properties officeooo:rsid="00104c3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<draw:frame draw:style-name="Mfr1" draw:name="Image2" text:anchor-type="paragraph" svg:x="0.005cm" svg:y="0.298cm" svg:width="2.78cm" svg:height="0.956cm" draw:z-index="7"><draw:image xlink:href="Pictures/10000201000000FA000000569774AC20246EE7A5.png" xlink:type="simple" xlink:show="embed" xlink:actuate="onLoad"/></draw:frame></text:p>
            </table:table-cell>
            <table:table-cell table:style-name="Tableau3.B1" office:value-type="string">
              <text:p text:style-name="MP2">Master 2 informatique option ISL</text:p>
              <text:p text:style-name="MP3">Présentation de thématique informati<text:span text:style-name="MT1">que</text:span></text:p>
            </table:table-cell>
            <table:table-cell table:style-name="Tableau3.C1" office:value-type="string">
              <text:p text:style-name="MP4"><text:date style:data-style-name="N37" text:date-value="2016-10-24T11:38:00.561999790" text:fixed="true">24/10/16</text:date></text:p>
              <text:p text:style-name="MP4">Version : <text:span text:style-name="MT1">1.1</text:span></text:p>
              <text:p text:style-name="MP5"><text:span text:style-name="MT2">Page : </text:span><text:span text:style-name="MT2"><text:page-number text:select-page="current">9</text:page-number></text:span><text:span text:style-name="MT3"> / </text:span><text:span text:style-name="Page_20_Number"><text:span text:style-name="MT4"><text:page-count style:num-format="1">9</text:page-count></text:span></text:span></text:p>
            </table:table-cell>
          </table:table-row>
        </table:table>
        <text:p text:style-name="MP6"/>
      </style:header>
      <style:header-first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MP1"><draw:frame draw:style-name="Mfr1" draw:name="Image3" text:anchor-type="paragraph" svg:x="0.005cm" svg:y="0.298cm" svg:width="2.78cm" svg:height="0.956cm" draw:z-index="8"><draw:image xlink:href="Pictures/10000201000000FA000000569774AC20246EE7A5.png" xlink:type="simple" xlink:show="embed" xlink:actuate="onLoad"/></draw:frame></text:p>
            </table:table-cell>
            <table:table-cell table:style-name="Tableau5.B1" office:value-type="string">
              <text:p text:style-name="MP2">Master 2 informatique option ISL</text:p>
              <text:p text:style-name="MP3">Présentation de thématique informati<text:span text:style-name="MT1">que</text:span></text:p>
            </table:table-cell>
            <table:table-cell table:style-name="Tableau5.C1" office:value-type="string">
              <text:p text:style-name="MP4"><text:date style:data-style-name="N37" text:date-value="2016-12-13T09:55:41.627999860" text:fixed="true">13/12/16</text:date></text:p>
              <text:p text:style-name="MP4">Version : <text:span text:style-name="MT1">1.1</text:span></text:p>
              <text:p text:style-name="MP5"><text:span text:style-name="MT2">Page : </text:span><text:span text:style-name="MT2"><text:page-number text:select-page="current">1</text:page-number></text:span><text:span text:style-name="MT3"> / </text:span><text:span text:style-name="Page_20_Number"><text:span text:style-name="MT4"><text:page-count style:num-format="1">9</text:page-count></text:span></text:span></text:p>
            </table:table-cell>
          </table:table-row>
        </table:table>
        <text:p text:style-name="MP6"/>
      </style:header-first>
      <style:footer>
        <text:p text:style-name="MP7"><text:span text:style-name="MT5">Réf : </text:span>UNIV-M2-000<text:span text:style-name="MT6">6<text:tab/><text:tab/><text:tab/><text:tab/><text:tab/><text:tab/><text:tab/><text:tab/><text:tab/><text:tab/><text:tab/></text:span><text:span text:style-name="MT6"><text:page-number text:select-page="current">9</text:page-number></text:span><text:span text:style-name="MT6">/</text:span><text:span text:style-name="MT6"><text:page-count>9</text:page-count></text:span></text:p>
      </style:footer>
      <style:footer-first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row table:style-name="Tableau6.1">
            <table:table-cell table:style-name="Tableau6.A1" table:number-columns-spanned="4" office:value-type="string">
              <text:p text:style-name="MP8">Rédacteur<text:span text:style-name="MT7">s</text:span> :</text:p>
            </table:table-cell>
            <table:covered-table-cell/>
            <table:covered-table-cell/>
            <table:covered-table-cell/>
          </table:table-row>
          <table:table-row table:style-name="Tableau6.1">
            <table:table-cell table:style-name="Tableau6.A2" table:number-columns-spanned="2" office:value-type="string">
              <text:p text:style-name="MP9">Kévin LEBRETON</text:p>
            </table:table-cell>
            <table:covered-table-cell/>
            <table:table-cell table:style-name="Tableau6.A1" table:number-columns-spanned="2" office:value-type="string">
              <text:p text:style-name="MP10">Thomas RAMBALDI</text:p>
            </table:table-cell>
            <table:covered-table-cell/>
          </table:table-row>
          <table:table-row table:style-name="Tableau6.3">
            <table:table-cell table:style-name="Tableau6.A3" office:value-type="string">
              <text:p text:style-name="MP11"/>
            </table:table-cell>
            <table:table-cell table:style-name="Tableau6.A3" table:number-columns-spanned="2" office:value-type="string">
              <text:p text:style-name="MP12">REVISIONS</text:p>
            </table:table-cell>
            <table:covered-table-cell/>
            <table:table-cell table:style-name="Tableau6.D3" office:value-type="string">
              <text:p text:style-name="MP11"/>
            </table:table-cell>
          </table:table-row>
          <table:table-row table:style-name="Tableau6.3">
            <table:table-cell table:style-name="Tableau6.A3" office:value-type="string">
              <text:p text:style-name="MP13">Date</text:p>
            </table:table-cell>
            <table:table-cell table:style-name="Tableau6.A3" table:number-columns-spanned="2" office:value-type="string">
              <text:p text:style-name="MP13">Nature de la modification</text:p>
            </table:table-cell>
            <table:covered-table-cell/>
            <table:table-cell table:style-name="Tableau6.D3" office:value-type="string">
              <text:p text:style-name="MP13">Version</text:p>
            </table:table-cell>
          </table:table-row>
          <table:table-row table:style-name="Tableau6.5">
            <table:table-cell table:style-name="Tableau6.A3" office:value-type="string">
              <text:p text:style-name="MP11"><text:date style:data-style-name="N37" text:date-value="2016-12-13T09:55:50.097000016" text:fixed="true">13/12/16</text:date></text:p>
            </table:table-cell>
            <table:table-cell table:style-name="Tableau6.A3" table:number-columns-spanned="2" office:value-type="string">
              <text:p text:style-name="MP11"/>
            </table:table-cell>
            <table:covered-table-cell/>
            <table:table-cell table:style-name="Tableau6.D3" office:value-type="string">
              <text:p text:style-name="MP14">1.<text:span text:style-name="MT8">1</text:span></text:p>
            </table:table-cell>
          </table:table-row>
        </table:table>
        <text:p text:style-name="MP15"><text:span text:style-name="MT5">Réf : </text:span>UNIV-M2-000<text:span text:style-name="MT9">6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0M59S</meta:editing-duration>
    <meta:editing-cycles>31</meta:editing-cycles>
    <meta:generator>LibreOffice/5.0.5.2$Windows_x86 LibreOffice_project/55b006a02d247b5f7215fc6ea0fde844b30035b3</meta:generator>
    <dc:date>2016-12-18T12:13:54.647000000</dc:date>
    <meta:document-statistic meta:table-count="3" meta:image-count="2" meta:object-count="0" meta:page-count="9" meta:paragraph-count="79" meta:word-count="744" meta:character-count="4538" meta:non-whitespace-character-count="3828"/>
    <meta:user-defined meta:name="Info 1"/>
    <meta:user-defined meta:name="Info 2"/>
    <meta:user-defined meta:name="Info 3"/>
    <meta:user-defined meta:name="Info 4"/>
  </office:meta>
</office:document-meta>
</file>